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text) run id = 2'.A1:'similarity (splitting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02:25.5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1:06:11.318000000</dc:date>
    <meta:editing-duration>PT12M16S</meta:editing-duration>
    <meta:editing-cycles>10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